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b2b2b2" fo:border="0.06pt solid #000000"/>
    </style:style>
    <style:style style:name="ce6" style:family="table-cell" style:parent-style-name="Default" style:data-style-name="N3">
      <style:table-cell-properties fo:background-color="#dddddd" fo:border="0.06pt solid #000000"/>
    </style:style>
    <style:style style:name="ce7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color="#000000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eeeeee" fo:border="0.06pt solid #000000"/>
      <style:text-properties fo:color="#999999"/>
    </style:style>
    <style:style style:name="ce11" style:family="table-cell" style:parent-style-name="Default">
      <style:table-cell-properties fo:background-color="#ffcccc" fo:border="0.06pt solid #000000"/>
      <style:text-properties fo:color="#9999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75.66mm" svg:height="90.05mm" svg:x="272.86mm" svg:y="3.45mm">
            <loext:p draw:notify-on-update-of-ranges="Лист1.H3:Лист1.H7 Лист1.I3:Лист1.I7 Лист1.H8:Лист1.H14 Лист1.I8:Лист1.I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9.18mm" svg:y="144.17mm">
            <loext:p draw:notify-on-update-of-ranges="Лист1.H34:Лист1.H38 Лист1.I34:Лист1.I3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5mm" svg:x="256.61mm" svg:y="288.05mm">
            <loext:p draw:notify-on-update-of-ranges="Лист1.H66:Лист1.H74 Лист1.I66:Лист1.I7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9"/>
        <table:table-column table:style-name="co1" table:default-cell-style-name="ce10"/>
        <table:table-row table:style-name="ro1">
          <table:table-cell table:style-name="Default" table:number-columns-repeated="11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dp, мм в ст</text:p>
          </table:table-cell>
          <table:table-cell table:style-name="ce1" office:value-type="string" calcext:value-type="string">
            <text:p>dv, л</text:p>
          </table:table-cell>
          <table:table-cell table:style-name="ce1" office:value-type="string" calcext:value-type="string">
            <text:p>dt, с</text:p>
          </table:table-cell>
          <table:table-cell table:style-name="ce1" office:value-type="string" calcext:value-type="string">
            <text:p>Q 10 ^ -6 м^3/ c</text:p>
          </table:table-cell>
          <table:table-cell table:style-name="ce1" office:value-type="string" calcext:value-type="string">
            <text:p>dp, Па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XY</text:p>
          </table:table-cell>
        </table:table-row>
        <table:table-row table:style-name="ro1">
          <table:table-cell table:number-columns-repeated="4"/>
          <table:table-cell office:value-type="float" office:value="3.6" calcext:value-type="float">
            <text:p>3,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style-name="ce6" table:formula="of:=[.F3]*0.001/[.G3]*1000000" office:value-type="float" office:value="27.7777777777778" calcext:value-type="float">
            <text:p>28</text:p>
          </table:table-cell>
          <table:table-cell table:formula="of:=[.E3]*9.81" office:value-type="float" office:value="35.316" calcext:value-type="float">
            <text:p>35,316</text:p>
          </table:table-cell>
          <table:table-cell table:style-name="ce8" office:value-type="float" office:value="5" calcext:value-type="float" table:number-columns-spanned="1" table:number-rows-spanned="25">
            <text:p>5</text:p>
          </table:table-cell>
          <table:table-cell table:formula="of:=[.H3]*[.I3]" office:value-type="float" office:value="981.000000000001" calcext:value-type="float">
            <text:p>981</text:p>
          </table:table-cell>
        </table:table-row>
        <table:table-row table:style-name="ro1">
          <table:table-cell table:number-columns-repeated="4"/>
          <table:table-cell office:value-type="float" office:value="5.2" calcext:value-type="float">
            <text:p>5,2</text:p>
          </table:table-cell>
          <table:table-cell office:value-type="float" office:value="1.5" calcext:value-type="float">
            <text:p>1,5</text:p>
          </table:table-cell>
          <table:table-cell office:value-type="float" office:value="38" calcext:value-type="float">
            <text:p>38</text:p>
          </table:table-cell>
          <table:table-cell table:style-name="ce6" table:formula="of:=[.F4]*0.001/[.G4]*1000000" office:value-type="float" office:value="39.4736842105263" calcext:value-type="float">
            <text:p>39</text:p>
          </table:table-cell>
          <table:table-cell table:formula="of:=[.E4]*9.81" office:value-type="float" office:value="51.012" calcext:value-type="float">
            <text:p>51,012</text:p>
          </table:table-cell>
          <table:covered-table-cell/>
          <table:table-cell table:formula="of:=[.H4]*[.I4]" office:value-type="float" office:value="2013.63157894737" calcext:value-type="float">
            <text:p>2013,6315789474</text:p>
          </table:table-cell>
        </table:table-row>
        <table:table-row table:style-name="ro1">
          <table:table-cell table:number-columns-repeated="4"/>
          <table:table-cell office:value-type="float" office:value="6.8" calcext:value-type="float">
            <text:p>6,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6" table:formula="of:=[.F5]*0.001/[.G5]*1000000" office:value-type="float" office:value="52.6315789473684" calcext:value-type="float">
            <text:p>53</text:p>
          </table:table-cell>
          <table:table-cell table:formula="of:=[.E5]*9.81" office:value-type="float" office:value="66.708" calcext:value-type="float">
            <text:p>66,708</text:p>
          </table:table-cell>
          <table:covered-table-cell/>
          <table:table-cell table:formula="of:=[.H5]*[.I5]" office:value-type="float" office:value="3510.94736842105" calcext:value-type="float">
            <text:p>3510,9473684211</text:p>
          </table:table-cell>
        </table:table-row>
        <table:table-row table:style-name="ro1">
          <table:table-cell table:number-columns-repeated="4"/>
          <table:table-cell office:value-type="float" office:value="12.2" calcext:value-type="float">
            <text:p>12,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style-name="ce6" table:formula="of:=[.F6]*0.001/[.G6]*1000000" office:value-type="float" office:value="88.2352941176471" calcext:value-type="float">
            <text:p>88</text:p>
          </table:table-cell>
          <table:table-cell table:formula="of:=[.E6]*9.81" office:value-type="float" office:value="119.682" calcext:value-type="float">
            <text:p>119,682</text:p>
          </table:table-cell>
          <table:covered-table-cell/>
          <table:table-cell table:formula="of:=[.H6]*[.I6]" office:value-type="float" office:value="10560.1764705882" calcext:value-type="float">
            <text:p>10560,1764705882</text:p>
          </table:table-cell>
        </table:table-row>
        <table:table-row table:style-name="ro1">
          <table:table-cell table:number-columns-repeated="4"/>
          <table:table-cell office:value-type="float" office:value="14.4" calcext:value-type="float">
            <text:p>14,4</text:p>
          </table:table-cell>
          <table:table-cell office:value-type="float" office:value="3.5" calcext:value-type="float">
            <text:p>3,5</text:p>
          </table:table-cell>
          <table:table-cell office:value-type="float" office:value="36" calcext:value-type="float">
            <text:p>36</text:p>
          </table:table-cell>
          <table:table-cell table:style-name="ce6" table:formula="of:=[.F7]*0.001/[.G7]*1000000" office:value-type="float" office:value="97.2222222222222" calcext:value-type="float">
            <text:p>97</text:p>
          </table:table-cell>
          <table:table-cell table:formula="of:=[.E7]*9.81" office:value-type="float" office:value="141.264" calcext:value-type="float">
            <text:p>141,264</text:p>
          </table:table-cell>
          <table:covered-table-cell/>
          <table:table-cell table:formula="of:=[.H7]*[.I7]" office:value-type="float" office:value="13734" calcext:value-type="float">
            <text:p>13734</text:p>
          </table:table-cell>
        </table:table-row>
        <table:table-row table:style-name="ro1">
          <table:table-cell table:number-columns-repeated="4"/>
          <table:table-cell office:value-type="float" office:value="18.6" calcext:value-type="float">
            <text:p>18,6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style-name="ce6" table:formula="of:=[.F8]*0.001/[.G8]*1000000" office:value-type="float" office:value="108.108108108108" calcext:value-type="float">
            <text:p>108</text:p>
          </table:table-cell>
          <table:table-cell table:formula="of:=[.E8]*9.81" office:value-type="float" office:value="182.466" calcext:value-type="float">
            <text:p>182,466</text:p>
          </table:table-cell>
          <table:covered-table-cell/>
          <table:table-cell table:formula="of:=[.H8]*[.I8]" office:value-type="float" office:value="19726.054054054" calcext:value-type="float">
            <text:p>19726,054054054</text:p>
          </table:table-cell>
        </table:table-row>
        <table:table-row table:style-name="ro1">
          <table:table-cell table:number-columns-repeated="4"/>
          <table:table-cell office:value-type="float" office:value="27.8" calcext:value-type="float">
            <text:p>27,8</text:p>
          </table:table-cell>
          <table:table-cell office:value-type="float" office:value="4.5" calcext:value-type="float">
            <text:p>4,5</text:p>
          </table:table-cell>
          <table:table-cell office:value-type="float" office:value="35" calcext:value-type="float">
            <text:p>35</text:p>
          </table:table-cell>
          <table:table-cell table:style-name="ce6" table:formula="of:=[.F9]*0.001/[.G9]*1000000" office:value-type="float" office:value="128.571428571429" calcext:value-type="float">
            <text:p>129</text:p>
          </table:table-cell>
          <table:table-cell table:formula="of:=[.E9]*9.81" office:value-type="float" office:value="272.718" calcext:value-type="float">
            <text:p>272,718</text:p>
          </table:table-cell>
          <table:covered-table-cell/>
          <table:table-cell table:formula="of:=[.H9]*[.I9]" office:value-type="float" office:value="35063.742857143" calcext:value-type="float">
            <text:p>35063,742857143</text:p>
          </table:table-cell>
        </table:table-row>
        <table:table-row table:style-name="ro1">
          <table:table-cell table:number-columns-repeated="4"/>
          <table:table-cell office:value-type="float" office:value="32.8" calcext:value-type="float">
            <text:p>32,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style-name="ce6" table:formula="of:=[.F10]*0.001/[.G10]*1000000" office:value-type="float" office:value="135.135135135135" calcext:value-type="float">
            <text:p>135</text:p>
          </table:table-cell>
          <table:table-cell table:formula="of:=[.E10]*9.81" office:value-type="float" office:value="321.768" calcext:value-type="float">
            <text:p>321,768</text:p>
          </table:table-cell>
          <table:covered-table-cell/>
          <table:table-cell table:formula="of:=[.H10]*[.I10]" office:value-type="float" office:value="43482.1621621621" calcext:value-type="float">
            <text:p>43482,1621621621</text:p>
          </table:table-cell>
        </table:table-row>
        <table:table-row table:style-name="ro1">
          <table:table-cell table:number-columns-repeated="4"/>
          <table:table-cell office:value-type="float" office:value="36.2" calcext:value-type="float">
            <text:p>36,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style-name="ce6" table:formula="of:=[.F11]*0.001/[.G11]*1000000" office:value-type="float" office:value="147.058823529412" calcext:value-type="float">
            <text:p>147</text:p>
          </table:table-cell>
          <table:table-cell table:formula="of:=[.E11]*9.81" office:value-type="float" office:value="355.122" calcext:value-type="float">
            <text:p>355,122</text:p>
          </table:table-cell>
          <table:covered-table-cell/>
          <table:table-cell table:formula="of:=[.H11]*[.I11]" office:value-type="float" office:value="52223.8235294119" calcext:value-type="float">
            <text:p>52223,8235294119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5.5" calcext:value-type="float">
            <text:p>5,5</text:p>
          </table:table-cell>
          <table:table-cell office:value-type="float" office:value="33" calcext:value-type="float">
            <text:p>33</text:p>
          </table:table-cell>
          <table:table-cell table:style-name="ce6" table:formula="of:=[.F12]*0.001/[.G12]*1000000" office:value-type="float" office:value="166.666666666667" calcext:value-type="float">
            <text:p>167</text:p>
          </table:table-cell>
          <table:table-cell table:formula="of:=[.E12]*9.81" office:value-type="float" office:value="461.07" calcext:value-type="float">
            <text:p>461,07</text:p>
          </table:table-cell>
          <table:covered-table-cell/>
          <table:table-cell table:formula="of:=[.H12]*[.I12]" office:value-type="float" office:value="76845.0000000002" calcext:value-type="float">
            <text:p>76845,0000000002</text:p>
          </table:table-cell>
        </table:table-row>
        <table:table-row table:style-name="ro1">
          <table:table-cell table:number-columns-repeated="4"/>
          <table:table-cell office:value-type="float" office:value="51.2" calcext:value-type="float">
            <text:p>51,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style-name="ce6" table:formula="of:=[.F13]*0.001/[.G13]*1000000" office:value-type="float" office:value="171.428571428571" calcext:value-type="float">
            <text:p>171</text:p>
          </table:table-cell>
          <table:table-cell table:formula="of:=[.E13]*9.81" office:value-type="float" office:value="502.272" calcext:value-type="float">
            <text:p>502,272</text:p>
          </table:table-cell>
          <table:covered-table-cell/>
          <table:table-cell table:formula="of:=[.H13]*[.I13]" office:value-type="float" office:value="86103.7714285712" calcext:value-type="float">
            <text:p>86103,7714285712</text:p>
          </table:table-cell>
        </table:table-row>
        <table:table-row table:style-name="ro1">
          <table:table-cell table:number-columns-repeated="4"/>
          <table:table-cell office:value-type="float" office:value="54.6" calcext:value-type="float">
            <text:p>54,6</text:p>
          </table:table-cell>
          <table:table-cell office:value-type="float" office:value="6.5" calcext:value-type="float">
            <text:p>6,5</text:p>
          </table:table-cell>
          <table:table-cell office:value-type="float" office:value="36" calcext:value-type="float">
            <text:p>36</text:p>
          </table:table-cell>
          <table:table-cell table:style-name="ce6" table:formula="of:=[.F14]*0.001/[.G14]*1000000" office:value-type="float" office:value="180.555555555556" calcext:value-type="float">
            <text:p>181</text:p>
          </table:table-cell>
          <table:table-cell table:formula="of:=[.E14]*9.81" office:value-type="float" office:value="535.626" calcext:value-type="float">
            <text:p>535,626</text:p>
          </table:table-cell>
          <table:covered-table-cell/>
          <table:table-cell table:formula="of:=[.H14]*[.I14]" office:value-type="float" office:value="96710.2500000003" calcext:value-type="float">
            <text:p>96710,2500000003</text:p>
          </table:table-cell>
        </table:table-row>
        <table:table-row table:style-name="ro1">
          <table:table-cell table:number-columns-repeated="9"/>
          <table:covered-table-cell/>
          <table:table-cell table:formula="of:=[.H15]*[.I15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16]*[.I16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17]*[.I17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18]*[.I18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19]*[.I19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20]*[.I20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21]*[.I21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22]*[.I22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23]*[.I23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24]*[.I24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25]*[.I25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26]*[.I26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27]*[.I27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0"/>
          <table:table-cell table:style-name="ce11" table:formula="of:=SUM([.K3:.K27])/[.J3]" office:value-type="float" office:value="88190.9118898598" calcext:value-type="float">
            <text:p>88190,9118898598</text:p>
          </table:table-cell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Пересечение в (0;0)</text:p>
          </table:table-cell>
          <table:covered-table-cell table:style-name="ce5"/>
          <table:table-cell office:value-type="string" calcext:value-type="string">
            <text:p>k0</text:p>
          </table:table-cell>
          <table:table-cell table:formula="of:=[.J3]*[.K28]/SUMSQ([.H3:.H27])" office:value-type="float" office:value="2.44690497565843" calcext:value-type="float">
            <text:p>2,4469049757</text:p>
          </table:table-cell>
          <table:table-cell office:value-type="string" calcext:value-type="string">
            <text:p>sig k0</text:p>
          </table:table-cell>
          <table:table-cell table:formula="of:=SQRT(SUMSQ([.I3:.I27])/SUMSQ([.H3:.H27]) - [.G29]^2)/SQRT([.J3])" office:value-type="float" office:value="0.241791502381958" calcext:value-type="float">
            <text:p>0,2417915024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Угловой К</text:p>
          </table:table-cell>
          <table:covered-table-cell table:style-name="ce5"/>
          <table:table-cell office:value-type="string" calcext:value-type="string">
            <text:p>k</text:p>
          </table:table-cell>
          <table:table-cell table:formula="of:=([.K28] - SUM([.H3:.H27])*SUM([.I3:.I27])/[.J3]^2)/(SUMSQ([.H3:.H27])/[.J3] - (SUM([.H3:.H27])/[.J3])^2)" office:value-type="float" office:value="2.08844866352038" calcext:value-type="float">
            <text:p>2,0884486635</text:p>
          </table:table-cell>
          <table:table-cell office:value-type="string" calcext:value-type="string">
            <text:p>sig k</text:p>
          </table:table-cell>
          <table:table-cell table:formula="of:=SQRT((SUMSQ([.I3:.I27])/[.J3] -  (SUM([.I3:.I27])/[.J3])^2)/(SUMSQ([.H3:.H27])/[.J3] - (SUM([.H3:.H27])/[.J3])^2) - [.G30]^2)/SQRT([.J3])" office:value-type="string" office:string-value="" calcext:value-type="error">
            <text:p>Ошибка:502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Свободный член</text:p>
          </table:table-cell>
          <table:covered-table-cell table:style-name="ce5"/>
          <table:table-cell office:value-type="string" calcext:value-type="string">
            <text:p>b</text:p>
          </table:table-cell>
          <table:table-cell table:formula="of:=SUM([.I3:.I27])/[.J3] - [.G30]*SUM([.H3:.H27])/[.J3]" office:value-type="float" office:value="48.1039413036093" calcext:value-type="float">
            <text:p>48,1039413036</text:p>
          </table:table-cell>
          <table:table-cell office:value-type="string" calcext:value-type="string">
            <text:p>sig b</text:p>
          </table:table-cell>
          <table:table-cell table:formula="of:=[.I30]*SQRT(SUMSQ([.H3:.H27])/[.J3] - (SUM([.H3:.H27])/[.J3])^2)" office:value-type="string" office:string-value="" calcext:value-type="error">
            <text:p>Ошибка:502</text:p>
          </table:table-cell>
          <table:table-cell table:style-name="Default" office:value-type="string" calcext:value-type="string">
            <text:p>&lt; Она подозрительно большая</text:p>
          </table:table-cell>
          <table:table-cell table:style-name="Default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1"/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Dp * 5 мм в ст</text:p>
          </table:table-cell>
          <table:table-cell table:style-name="ce1" office:value-type="string" calcext:value-type="string">
            <text:p>dp Па</text:p>
          </table:table-cell>
          <table:table-cell table:style-name="ce1" table:number-columns-repeated="3"/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p, Па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XY</text:p>
          </table:table-cell>
        </table:table-row>
        <table:table-row table:style-name="ro1">
          <table:table-cell office:value-type="string" calcext:value-type="string">
            <text:p>l12</text:p>
          </table:table-cell>
          <table:table-cell office:value-type="float" office:value="0.11" calcext:value-type="float">
            <text:p>0,11</text:p>
          </table:table-cell>
          <table:table-cell office:value-type="float" office:value="68" calcext:value-type="float">
            <text:p>68</text:p>
          </table:table-cell>
          <table:table-cell table:formula="of:=[.C34]*9.81/5" office:value-type="float" office:value="133.416" calcext:value-type="float">
            <text:p>133,416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5" calcext:value-type="float" table:number-columns-spanned="1" table:number-rows-spanned="25">
            <text:p>5</text:p>
          </table:table-cell>
          <table:table-cell table:formula="of:=[.H34]*[.I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23</text:p>
          </table:table-cell>
          <table:table-cell office:value-type="float" office:value="0.3" calcext:value-type="float">
            <text:p>0,3</text:p>
          </table:table-cell>
          <table:table-cell office:value-type="float" office:value="48" calcext:value-type="float">
            <text:p>48</text:p>
          </table:table-cell>
          <table:table-cell table:formula="of:=[.C35]*9.81/5" office:value-type="float" office:value="94.176" calcext:value-type="float">
            <text:p>94,176</text:p>
          </table:table-cell>
          <table:table-cell table:number-columns-repeated="3"/>
          <table:table-cell office:value-type="float" office:value="0.11" calcext:value-type="float">
            <text:p>0,11</text:p>
          </table:table-cell>
          <table:table-cell office:value-type="float" office:value="133" calcext:value-type="float">
            <text:p>133</text:p>
          </table:table-cell>
          <table:covered-table-cell/>
          <table:table-cell table:formula="of:=[.H35]*[.I35]" office:value-type="float" office:value="14.63" calcext:value-type="float">
            <text:p>14,63</text:p>
          </table:table-cell>
        </table:table-row>
        <table:table-row table:style-name="ro1">
          <table:table-cell office:value-type="string" calcext:value-type="string">
            <text:p>l34</text:p>
          </table:table-cell>
          <table:table-cell office:value-type="float" office:value="0.4" calcext:value-type="float">
            <text:p>0,4</text:p>
          </table:table-cell>
          <table:table-cell office:value-type="float" office:value="57" calcext:value-type="float">
            <text:p>57</text:p>
          </table:table-cell>
          <table:table-cell table:formula="of:=[.C36]*9.81/5" office:value-type="float" office:value="111.834" calcext:value-type="float">
            <text:p>111,834</text:p>
          </table:table-cell>
          <table:table-cell table:number-columns-repeated="3"/>
          <table:table-cell office:value-type="float" office:value="0.41" calcext:value-type="float">
            <text:p>0,41</text:p>
          </table:table-cell>
          <table:table-cell office:value-type="float" office:value="227" calcext:value-type="float">
            <text:p>227</text:p>
          </table:table-cell>
          <table:covered-table-cell/>
          <table:table-cell table:formula="of:=[.H36]*[.I36]" office:value-type="float" office:value="93.07" calcext:value-type="float">
            <text:p>93,07</text:p>
          </table:table-cell>
        </table:table-row>
        <table:table-row table:style-name="ro1">
          <table:table-cell office:value-type="string" calcext:value-type="string">
            <text:p>l45</text:p>
          </table:table-cell>
          <table:table-cell office:value-type="float" office:value="0.5" calcext:value-type="float">
            <text:p>0,5</text:p>
          </table:table-cell>
          <table:table-cell office:value-type="float" office:value="72" calcext:value-type="float">
            <text:p>72</text:p>
          </table:table-cell>
          <table:table-cell table:formula="of:=[.C37]*9.81/5" office:value-type="float" office:value="141.264" calcext:value-type="float">
            <text:p>141,264</text:p>
          </table:table-cell>
          <table:table-cell table:number-columns-repeated="3"/>
          <table:table-cell office:value-type="float" office:value="0.81" calcext:value-type="float">
            <text:p>0,81</text:p>
          </table:table-cell>
          <table:table-cell office:value-type="float" office:value="343" calcext:value-type="float">
            <text:p>343</text:p>
          </table:table-cell>
          <table:covered-table-cell/>
          <table:table-cell table:formula="of:=[.H37]*[.I37]" office:value-type="float" office:value="277.83" calcext:value-type="float">
            <text:p>277,83</text:p>
          </table:table-cell>
        </table:table-row>
        <table:table-row table:style-name="ro1">
          <table:table-cell office:value-type="string" calcext:value-type="string">
            <text:p>l13</text:p>
          </table:table-cell>
          <table:table-cell office:value-type="float" office:value="0.41" calcext:value-type="float">
            <text:p>0,41</text:p>
          </table:table-cell>
          <table:table-cell office:value-type="float" office:value="116" calcext:value-type="float">
            <text:p>116</text:p>
          </table:table-cell>
          <table:table-cell table:formula="of:=[.C38]*9.81/5" office:value-type="float" office:value="227.592" calcext:value-type="float">
            <text:p>227,592</text:p>
          </table:table-cell>
          <table:table-cell table:number-columns-repeated="3"/>
          <table:table-cell office:value-type="float" office:value="1.31" calcext:value-type="float">
            <text:p>1,31</text:p>
          </table:table-cell>
          <table:table-cell office:value-type="float" office:value="484" calcext:value-type="float">
            <text:p>484</text:p>
          </table:table-cell>
          <table:covered-table-cell/>
          <table:table-cell table:formula="of:=[.H38]*[.I38]" office:value-type="float" office:value="634.04" calcext:value-type="float">
            <text:p>634,04</text:p>
          </table:table-cell>
        </table:table-row>
        <table:table-row table:style-name="ro1">
          <table:table-cell office:value-type="string" calcext:value-type="string">
            <text:p>l14</text:p>
          </table:table-cell>
          <table:table-cell office:value-type="float" office:value="0.81" calcext:value-type="float">
            <text:p>0,81</text:p>
          </table:table-cell>
          <table:table-cell office:value-type="float" office:value="175" calcext:value-type="float">
            <text:p>175</text:p>
          </table:table-cell>
          <table:table-cell table:formula="of:=[.C39]*9.81/5" office:value-type="float" office:value="343.35" calcext:value-type="float">
            <text:p>343,35</text:p>
          </table:table-cell>
          <table:table-cell table:number-columns-repeated="5"/>
          <table:covered-table-cell/>
          <table:table-cell table:formula="of:=[.H39]*[.I39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40]*[.I40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41]*[.I41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42]*[.I42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43]*[.I43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44]*[.I44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45]*[.I45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46]*[.I46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47]*[.I47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48]*[.I48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49]*[.I49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50]*[.I50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51]*[.I51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52]*[.I52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53]*[.I53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54]*[.I54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55]*[.I55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56]*[.I56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57]*[.I57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58]*[.I58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0"/>
          <table:table-cell table:style-name="ce11" table:formula="of:=SUM([.K34:.K58])/[.J34]" office:value-type="float" office:value="203.914" calcext:value-type="float">
            <text:p>203,914</text:p>
          </table:table-cell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Пересечение в (0;0)</text:p>
          </table:table-cell>
          <table:covered-table-cell table:style-name="ce5"/>
          <table:table-cell office:value-type="string" calcext:value-type="string">
            <text:p>k0</text:p>
          </table:table-cell>
          <table:table-cell table:formula="of:=[.J34]*[.K59]/SUMSQ([.H34:.H58])" office:value-type="float" office:value="399.455414511832" calcext:value-type="float">
            <text:p>399,4554145118</text:p>
          </table:table-cell>
          <table:table-cell office:value-type="string" calcext:value-type="string">
            <text:p>sig k0</text:p>
          </table:table-cell>
          <table:table-cell table:formula="of:=SQRT(SUMSQ([.I34:.I58])/SUMSQ([.H34:.H58]) - [.G60]^2)/SQRT([.J34])" office:value-type="float" office:value="32.9434688228118" calcext:value-type="float">
            <text:p>32,9434688228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Угловой К</text:p>
          </table:table-cell>
          <table:covered-table-cell table:style-name="ce5"/>
          <table:table-cell office:value-type="string" calcext:value-type="string">
            <text:p>k</text:p>
          </table:table-cell>
          <table:table-cell table:formula="of:=([.K59] - SUM([.H34:.H58])*SUM([.I34:.I58])/[.J34]^2)/(SUMSQ([.H34:.H58])/[.J34] - (SUM([.H34:.H58])/[.J34])^2)" office:value-type="float" office:value="339.094330502037" calcext:value-type="float">
            <text:p>339,094330502</text:p>
          </table:table-cell>
          <table:table-cell office:value-type="string" calcext:value-type="string">
            <text:p>sig k</text:p>
          </table:table-cell>
          <table:table-cell table:formula="of:=SQRT((SUMSQ([.I34:.I58])/[.J34] -  (SUM([.I34:.I58])/[.J34])^2)/(SUMSQ([.H34:.H58])/[.J34] - (SUM([.H34:.H58])/[.J34])^2) - [.G61]^2)/SQRT([.J34])" office:value-type="float" office:value="32.5084855340558" calcext:value-type="float">
            <text:p>32,5084855341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Свободный член</text:p>
          </table:table-cell>
          <table:covered-table-cell table:style-name="ce5"/>
          <table:table-cell office:value-type="string" calcext:value-type="string">
            <text:p>b</text:p>
          </table:table-cell>
          <table:table-cell table:formula="of:=SUM([.I34:.I58])/[.J34] - [.G61]*SUM([.H34:.H58])/[.J34]" office:value-type="float" office:value="58.3581934949245" calcext:value-type="float">
            <text:p>58,3581934949</text:p>
          </table:table-cell>
          <table:table-cell office:value-type="string" calcext:value-type="string">
            <text:p>sig b</text:p>
          </table:table-cell>
          <table:table-cell table:formula="of:=[.I61]*SQRT(SUMSQ([.H34:.H58])/[.J34] - (SUM([.H34:.H58])/[.J34])^2)" office:value-type="float" office:value="15.6478979694563" calcext:value-type="float">
            <text:p>15,6478979695</text:p>
          </table:table-cell>
          <table:table-cell table:style-name="Default" office:value-type="string" calcext:value-type="string">
            <text:p>&lt; Она подозрительно большая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1"/>
        </table:table-row>
        <table:table-row table:style-name="ro1"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p * 5 мм в ст</text:p>
          </table:table-cell>
          <table:table-cell table:style-name="ce1" office:value-type="string" calcext:value-type="string">
            <text:p>dp Па</text:p>
          </table:table-cell>
          <table:table-cell table:style-name="ce1" office:value-type="string" calcext:value-type="string">
            <text:p>dt, c</text:p>
          </table:table-cell>
          <table:table-cell table:style-name="ce1" office:value-type="string" calcext:value-type="string">
            <text:p>dv, л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ln r</text:p>
          </table:table-cell>
          <table:table-cell table:style-name="ce1" office:value-type="string" calcext:value-type="string">
            <text:p>ln F(r)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XY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0.00385/2" office:value-type="float" office:value="0.001925" calcext:value-type="float">
            <text:p>0,001925</text:p>
          </table:table-cell>
          <table:table-cell office:value-type="float" office:value="72" calcext:value-type="float">
            <text:p>72</text:p>
          </table:table-cell>
          <table:table-cell table:formula="of:=[.C66]*9.81" office:value-type="float" office:value="706.32" calcext:value-type="float">
            <text:p>706,3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F66]*0.001/[.E66]" office:value-type="float" office:value="0.0000857142857142857" calcext:value-type="float">
            <text:p>8,57142857142857E-05</text:p>
          </table:table-cell>
          <table:table-cell table:formula="of:=LN([.B66])" office:value-type="float" office:value="-6.25282931124239" calcext:value-type="float">
            <text:p>-6,2528293112</text:p>
          </table:table-cell>
          <table:table-cell table:formula="of:=LN(8*[.A66]*186/10000000*[.G66]/3.14/[.D66])" office:value-type="float" office:value="-26.5748368604422" calcext:value-type="float">
            <text:p>-26,5748368604</text:p>
          </table:table-cell>
          <table:table-cell table:style-name="ce8" office:value-type="float" office:value="9" calcext:value-type="float" table:number-columns-spanned="1" table:number-rows-spanned="25">
            <text:p>9</text:p>
          </table:table-cell>
          <table:table-cell table:formula="of:=[.H66]*[.I66]" office:value-type="float" office:value="166.167918862457" calcext:value-type="float">
            <text:p>166,167918862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0.00385/2" office:value-type="float" office:value="0.001925" calcext:value-type="float">
            <text:p>0,001925</text:p>
          </table:table-cell>
          <table:table-cell office:value-type="float" office:value="52" calcext:value-type="float">
            <text:p>52</text:p>
          </table:table-cell>
          <table:table-cell table:formula="of:=[.C67]*9.81" office:value-type="float" office:value="510.12" calcext:value-type="float">
            <text:p>510,12</text:p>
          </table:table-cell>
          <table:table-cell office:value-type="float" office:value="39" calcext:value-type="float">
            <text:p>39</text:p>
          </table:table-cell>
          <table:table-cell office:value-type="float" office:value="2.5" calcext:value-type="float">
            <text:p>2,5</text:p>
          </table:table-cell>
          <table:table-cell table:formula="of:=[.F67]*0.001/[.E67]" office:value-type="float" office:value="0.0000641025641025641" calcext:value-type="float">
            <text:p>6,41025641025641E-05</text:p>
          </table:table-cell>
          <table:table-cell table:formula="of:=LN([.B67])" office:value-type="float" office:value="-6.25282931124239" calcext:value-type="float">
            <text:p>-6,2528293112</text:p>
          </table:table-cell>
          <table:table-cell table:formula="of:=LN(8*[.A67]*186/10000000*[.G67]/3.14/[.D67])" office:value-type="float" office:value="-26.5399496014417" calcext:value-type="float">
            <text:p>-26,5399496014</text:p>
          </table:table-cell>
          <table:covered-table-cell/>
          <table:table-cell table:formula="of:=[.H67]*[.I67]" office:value-type="float" office:value="165.949774786791" calcext:value-type="float">
            <text:p>165,949774786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0.00385/2" office:value-type="float" office:value="0.001925" calcext:value-type="float">
            <text:p>0,001925</text:p>
          </table:table-cell>
          <table:table-cell office:value-type="float" office:value="25" calcext:value-type="float">
            <text:p>25</text:p>
          </table:table-cell>
          <table:table-cell table:formula="of:=[.C68]*9.81" office:value-type="float" office:value="245.25" calcext:value-type="float">
            <text:p>245,25</text:p>
          </table:table-cell>
          <table:table-cell office:value-type="float" office:value="47" calcext:value-type="float">
            <text:p>47</text:p>
          </table:table-cell>
          <table:table-cell office:value-type="float" office:value="1.5" calcext:value-type="float">
            <text:p>1,5</text:p>
          </table:table-cell>
          <table:table-cell table:formula="of:=[.F68]*0.001/[.E68]" office:value-type="float" office:value="0.0000319148936170213" calcext:value-type="float">
            <text:p>3,19148936170213E-05</text:p>
          </table:table-cell>
          <table:table-cell table:formula="of:=LN([.B68])" office:value-type="float" office:value="-6.25282931124239" calcext:value-type="float">
            <text:p>-6,2528293112</text:p>
          </table:table-cell>
          <table:table-cell table:formula="of:=LN(8*[.A68]*186/10000000*[.G68]/3.14/[.D68])" office:value-type="float" office:value="-26.5049932870749" calcext:value-type="float">
            <text:p>-26,5049932871</text:p>
          </table:table-cell>
          <table:covered-table-cell/>
          <table:table-cell table:formula="of:=[.H68]*[.I68]" office:value-type="float" office:value="165.731198919705" calcext:value-type="float">
            <text:p>165,731198919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0.003/2" office:value-type="float" office:value="0.0015" calcext:value-type="float">
            <text:p>0,0015</text:p>
          </table:table-cell>
          <table:table-cell office:value-type="float" office:value="31" calcext:value-type="float">
            <text:p>31</text:p>
          </table:table-cell>
          <table:table-cell table:formula="of:=[.C69]*9.81" office:value-type="float" office:value="304.11" calcext:value-type="float">
            <text:p>304,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F69]*0.001/[.E69]" office:value-type="float" office:value="0.0000769230769230769" calcext:value-type="float">
            <text:p>7,69230769230769E-05</text:p>
          </table:table-cell>
          <table:table-cell table:formula="of:=LN([.B69])" office:value-type="float" office:value="-6.50229017087397" calcext:value-type="float">
            <text:p>-6,5022901709</text:p>
          </table:table-cell>
          <table:table-cell table:formula="of:=LN(8*[.A69]*186/10000000*[.G69]/3.14/[.D69])" office:value-type="float" office:value="-26.7566622624256" calcext:value-type="float">
            <text:p>-26,7566622624</text:p>
          </table:table-cell>
          <table:covered-table-cell/>
          <table:table-cell table:formula="of:=[.H69]*[.I69]" office:value-type="float" office:value="173.979582034365" calcext:value-type="float">
            <text:p>173,9795820344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0.003/2" office:value-type="float" office:value="0.0015" calcext:value-type="float">
            <text:p>0,0015</text:p>
          </table:table-cell>
          <table:table-cell office:value-type="float" office:value="56" calcext:value-type="float">
            <text:p>56</text:p>
          </table:table-cell>
          <table:table-cell table:formula="of:=[.C70]*9.81" office:value-type="float" office:value="549.36" calcext:value-type="float">
            <text:p>549,36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[.F70]*0.001/[.E70]" office:value-type="float" office:value="0.000117647058823529" calcext:value-type="float">
            <text:p>0,0001176471</text:p>
          </table:table-cell>
          <table:table-cell table:formula="of:=LN([.B70])" office:value-type="float" office:value="-6.50229017087397" calcext:value-type="float">
            <text:p>-6,5022901709</text:p>
          </table:table-cell>
          <table:table-cell table:formula="of:=LN(8*[.A70]*186/10000000*[.G70]/3.14/[.D70])" office:value-type="float" office:value="-26.9231435547104" calcext:value-type="float">
            <text:p>-26,9231435547</text:p>
          </table:table-cell>
          <table:covered-table-cell/>
          <table:table-cell table:formula="of:=[.H70]*[.I70]" office:value-type="float" office:value="175.062091704822" calcext:value-type="float">
            <text:p>175,062091704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0.003/2" office:value-type="float" office:value="0.0015" calcext:value-type="float">
            <text:p>0,0015</text:p>
          </table:table-cell>
          <table:table-cell office:value-type="float" office:value="91" calcext:value-type="float">
            <text:p>91</text:p>
          </table:table-cell>
          <table:table-cell table:formula="of:=[.C71]*9.81" office:value-type="float" office:value="892.71" calcext:value-type="float">
            <text:p>892,7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[.F71]*0.001/[.E71]" office:value-type="float" office:value="0.00015625" calcext:value-type="float">
            <text:p>0,00015625</text:p>
          </table:table-cell>
          <table:table-cell table:formula="of:=LN([.B71])" office:value-type="float" office:value="-6.50229017087397" calcext:value-type="float">
            <text:p>-6,5022901709</text:p>
          </table:table-cell>
          <table:table-cell table:formula="of:=LN(8*[.A71]*186/10000000*[.G71]/3.14/[.D71])" office:value-type="float" office:value="-27.1248831973614" calcext:value-type="float">
            <text:p>-27,1248831974</text:p>
          </table:table-cell>
          <table:covered-table-cell/>
          <table:table-cell table:formula="of:=[.H71]*[.I71]" office:value-type="float" office:value="176.373861400308" calcext:value-type="float">
            <text:p>176,373861400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0.00525/2" office:value-type="float" office:value="0.002625" calcext:value-type="float">
            <text:p>0,002625</text:p>
          </table:table-cell>
          <table:table-cell office:value-type="float" office:value="22" calcext:value-type="float">
            <text:p>22</text:p>
          </table:table-cell>
          <table:table-cell table:formula="of:=[.C72]*9.81" office:value-type="float" office:value="215.82" calcext:value-type="float">
            <text:p>215,82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,5</text:p>
          </table:table-cell>
          <table:table-cell table:formula="of:=[.F72]*0.001/[.E72]" office:value-type="float" office:value="0.0000892857142857143" calcext:value-type="float">
            <text:p>8,92857142857143E-05</text:p>
          </table:table-cell>
          <table:table-cell table:formula="of:=LN([.B72])" office:value-type="float" office:value="-5.94267438293855" calcext:value-type="float">
            <text:p>-5,9426743829</text:p>
          </table:table-cell>
          <table:table-cell table:formula="of:=LN(8*[.A72]*186/10000000*[.G72]/3.14/[.D72])" office:value-type="float" office:value="-25.3483912002642" calcext:value-type="float">
            <text:p>-25,3483912003</text:p>
          </table:table-cell>
          <table:covered-table-cell/>
          <table:table-cell table:formula="of:=[.H72]*[.I72]" office:value-type="float" office:value="150.637235034515" calcext:value-type="float">
            <text:p>150,637235034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0.00525/2" office:value-type="float" office:value="0.002625" calcext:value-type="float">
            <text:p>0,002625</text:p>
          </table:table-cell>
          <table:table-cell office:value-type="float" office:value="44" calcext:value-type="float">
            <text:p>44</text:p>
          </table:table-cell>
          <table:table-cell table:formula="of:=[.C73]*9.81" office:value-type="float" office:value="431.64" calcext:value-type="float">
            <text:p>431,64</text:p>
          </table:table-cell>
          <table:table-cell office:value-type="float" office:value="24" calcext:value-type="float">
            <text:p>24</text:p>
          </table:table-cell>
          <table:table-cell office:value-type="float" office:value="3.5" calcext:value-type="float">
            <text:p>3,5</text:p>
          </table:table-cell>
          <table:table-cell table:formula="of:=[.F73]*0.001/[.E73]" office:value-type="float" office:value="0.000145833333333333" calcext:value-type="float">
            <text:p>0,0001458333</text:p>
          </table:table-cell>
          <table:table-cell table:formula="of:=LN([.B73])" office:value-type="float" office:value="-5.94267438293855" calcext:value-type="float">
            <text:p>-5,9426743829</text:p>
          </table:table-cell>
          <table:table-cell table:formula="of:=LN(8*[.A73]*186/10000000*[.G73]/3.14/[.D73])" office:value-type="float" office:value="-25.5509154643756" calcext:value-type="float">
            <text:p>-25,5509154644</text:p>
          </table:table-cell>
          <table:covered-table-cell/>
          <table:table-cell table:formula="of:=[.H73]*[.I73]" office:value-type="float" office:value="151.840770790774" calcext:value-type="float">
            <text:p>151,840770790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0.00525/2" office:value-type="float" office:value="0.002625" calcext:value-type="float">
            <text:p>0,002625</text:p>
          </table:table-cell>
          <table:table-cell office:value-type="float" office:value="35" calcext:value-type="float">
            <text:p>35</text:p>
          </table:table-cell>
          <table:table-cell table:formula="of:=[.C74]*9.81" office:value-type="float" office:value="343.35" calcext:value-type="float">
            <text:p>343,3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F74]*0.001/[.E74]" office:value-type="float" office:value="0.000130434782608696" calcext:value-type="float">
            <text:p>0,0001304348</text:p>
          </table:table-cell>
          <table:table-cell table:formula="of:=LN([.B74])" office:value-type="float" office:value="-5.94267438293855" calcext:value-type="float">
            <text:p>-5,9426743829</text:p>
          </table:table-cell>
          <table:table-cell table:formula="of:=LN(8*[.A74]*186/10000000*[.G74]/3.14/[.D74])" office:value-type="float" office:value="-25.4336649573553" calcext:value-type="float">
            <text:p>-25,4336649574</text:p>
          </table:table-cell>
          <table:covered-table-cell/>
          <table:table-cell table:formula="of:=[.H74]*[.I74]" office:value-type="float" office:value="151.143989206317" calcext:value-type="float">
            <text:p>151,1439892063</text:p>
          </table:table-cell>
        </table:table-row>
        <table:table-row table:style-name="ro1">
          <table:table-cell table:number-columns-repeated="9"/>
          <table:covered-table-cell/>
          <table:table-cell table:formula="of:=[.H75]*[.I75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76]*[.I76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77]*[.I77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78]*[.I78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79]*[.I79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80]*[.I80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81]*[.I81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82]*[.I82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83]*[.I83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84]*[.I84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85]*[.I85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86]*[.I86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87]*[.I87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88]*[.I88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89]*[.I89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90]*[.I90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0"/>
          <table:table-cell table:style-name="ce11" table:formula="of:=SUM([.K66:.K90])/[.J66]" office:value-type="float" office:value="164.098491415561" calcext:value-type="float">
            <text:p>164,0984914156</text:p>
          </table:table-cell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Пересечение в (0;0)</text:p>
          </table:table-cell>
          <table:covered-table-cell table:style-name="ce5"/>
          <table:table-cell office:value-type="string" calcext:value-type="string">
            <text:p>k0</text:p>
          </table:table-cell>
          <table:table-cell table:formula="of:=[.J66]*[.K91]/SUMSQ([.H66:.H90])" office:value-type="float" office:value="4.21872215815774" calcext:value-type="float">
            <text:p>4,2187221582</text:p>
          </table:table-cell>
          <table:table-cell office:value-type="string" calcext:value-type="string">
            <text:p>sig k0</text:p>
          </table:table-cell>
          <table:table-cell table:formula="of:=SQRT(SUMSQ([.I66:.I90])/SUMSQ([.H66:.H90]) - [.G92]^2)/SQRT([.J66])" office:value-type="float" office:value="0.0205265988603914" calcext:value-type="float">
            <text:p>0,0205265989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Угловой К</text:p>
          </table:table-cell>
          <table:covered-table-cell table:style-name="ce5"/>
          <table:table-cell office:value-type="string" calcext:value-type="string">
            <text:p>k</text:p>
          </table:table-cell>
          <table:table-cell table:formula="of:=([.K91] - SUM([.H66:.H90])*SUM([.I66:.I90])/[.J66]^2)/(SUMSQ([.H66:.H90])/[.J66] - (SUM([.H66:.H90])/[.J66])^2)" office:value-type="float" office:value="2.69824650343123" calcext:value-type="float">
            <text:p>2,6982465034</text:p>
          </table:table-cell>
          <table:table-cell office:value-type="string" calcext:value-type="string">
            <text:p>sig k</text:p>
          </table:table-cell>
          <table:table-cell table:formula="of:=SQRT((SUMSQ([.I66:.I90])/[.J66] -  (SUM([.I66:.I90])/[.J66])^2)/(SUMSQ([.H66:.H90])/[.J66] - (SUM([.H66:.H90])/[.J66])^2) - [.G93]^2)/SQRT([.J66])" office:value-type="float" office:value="0.235700765567162" calcext:value-type="float">
            <text:p>0,2357007656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Свободный член</text:p>
          </table:table-cell>
          <table:covered-table-cell table:style-name="ce5"/>
          <table:table-cell office:value-type="string" calcext:value-type="string">
            <text:p>b</text:p>
          </table:table-cell>
          <table:table-cell table:formula="of:=SUM([.I66:.I90])/[.J66] - [.G93]*SUM([.H66:.H90])/[.J66]" office:value-type="float" office:value="-9.48929662562934" calcext:value-type="float">
            <text:p>-9,4892966256</text:p>
          </table:table-cell>
          <table:table-cell office:value-type="string" calcext:value-type="string">
            <text:p>sig b</text:p>
          </table:table-cell>
          <table:table-cell table:formula="of:=[.I93]*SQRT(SUMSQ([.H66:.H90])/[.J66] - (SUM([.H66:.H90])/[.J66])^2)" office:value-type="float" office:value="0.053954178571044" calcext:value-type="float">
            <text:p>0,0539541786</text:p>
          </table:table-cell>
          <table:table-cell table:style-name="Default" office:value-type="string" calcext:value-type="string">
            <text:p>&lt; Она подозрительно большая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10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11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2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3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14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15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16">
      <number:scientific-number number:decimal-places="19" loext:min-decimal-places="19" number:min-integer-digits="1" number:min-exponent-digits="2" loext:exponent-interval="1" loext:forced-exponent-sign="true"/>
    </number:number-style>
    <number:number-style style:name="N117">
      <number:scientific-number number:decimal-places="20" loext:min-decimal-places="20" number:min-integer-digits="1" number:min-exponent-digits="2" loext:exponent-interval="1" loext:forced-exponent-sign="true"/>
    </number:number-style>
    <number:number-style style:name="N118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19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0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21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2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3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4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6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7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8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9">
      <number:number number:decimal-places="1" loext:min-decimal-places="1" number:min-integer-digits="1" number:grouping="true"/>
    </number:number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.00.0000</text:date>, <text:time style:data-style-name="N2" text:time-value="17:52:35.29151287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01:16:32.962462817</meta:creation-date>
    <dc:date>2017-02-15T22:41:19.162520727</dc:date>
    <meta:editing-duration>PT3H42M37S</meta:editing-duration>
    <meta:editing-cycles>3</meta:editing-cycles>
    <meta:generator>LibreOffice/5.1.4.2$Linux_X86_64 LibreOffice_project/10m0$Build-2</meta:generator>
    <meta:document-statistic meta:table-count="1" meta:cell-count="32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30" loext:regression-force-intercept="false" loext:regression-intercept-value="0" chart:regression-type="linear"/>
      <style:graphic-properties svg:stroke-color="#004586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67cm" svg:height="9.006cm" xlink:href=".." xlink:type="simple" chart:class="chart:scatter" chart:style-name="ch1">
        <chart:title svg:x="6.583cm" svg:y="0.316cm" chart:style-name="ch2">
          <text:p>Зависимость ΔP (Q)</text:p>
        </chart:title>
        <chart:plot-area chart:style-name="ch3" table:cell-range-address="Лист1.H3:Лист1.I7 Лист1.I8:Лист1.I14" svg:x="0.427cm" svg:y="1.413cm" svg:width="14.284cm" svg:height="7.406cm">
          <chartooo:coordinate-region svg:x="1.234cm" svg:y="1.613cm" svg:width="13.197cm" svg:height="6.559cm"/>
          <chart:axis chart:dimension="x" chart:name="primary-x" chart:style-name="ch4">
            <chart:title svg:x="14.674cm" svg:y="7.862cm" chart:style-name="ch5">
              <text:p>Q, м^3/c * 10 ^ -6</text:p>
            </chart:title>
            <chart:grid chart:style-name="ch6" chart:class="major"/>
          </chart:axis>
          <chart:axis chart:dimension="y" chart:name="primary-y" chart:style-name="ch7">
            <chart:title svg:x="0.428cm" svg:y="0.853cm" chart:style-name="ch5">
              <text:p>ΔP, Па</text:p>
            </chart:title>
            <chart:grid chart:style-name="ch6" chart:class="major"/>
          </chart:axis>
          <chart:series chart:style-name="ch8" chart:values-cell-range-address="Лист1.I3:Лист1.I7" chart:class="chart:scatter">
            <chart:domain table:cell-range-address="Лист1.H3:Лист1.H7"/>
            <chart:regression-curve chart:style-name="ch9"/>
            <chart:data-point chart:repeated="5"/>
          </chart:series>
          <chart:series chart:style-name="ch10" chart:values-cell-range-address="Лист1.I8:Лист1.I14" chart:class="chart:scatter">
            <chart:domain table:cell-range-address="Лист1.H8:Лист1.H14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  <table:table-cell office:value-type="string">
                <text:p>Столбец I</text:p>
              </table:table-cell>
              <table:table-cell office:value-type="string">
                <text:p>Столбец H</text:p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7777777777778">
                <text:p>27.7777777777778</text:p>
                <draw:g>
                  <svg:desc>Лист1.H3:Лист1.H7</svg:desc>
                </draw:g>
              </table:table-cell>
              <table:table-cell office:value-type="float" office:value="35.316">
                <text:p>35.316</text:p>
                <draw:g>
                  <svg:desc>Лист1.I3:Лист1.I7</svg:desc>
                </draw:g>
              </table:table-cell>
              <table:table-cell office:value-type="float" office:value="108.108108108108">
                <text:p>108.108108108108</text:p>
                <draw:g>
                  <svg:desc>Лист1.H8:Лист1.H14</svg:desc>
                </draw:g>
              </table:table-cell>
              <table:table-cell office:value-type="float" office:value="182.466">
                <text:p>182.466</text:p>
                <draw:g>
                  <svg:desc>Лист1.I8:Лист1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.4736842105263">
                <text:p>39.4736842105263</text:p>
              </table:table-cell>
              <table:table-cell office:value-type="float" office:value="51.012">
                <text:p>51.012</text:p>
              </table:table-cell>
              <table:table-cell office:value-type="float" office:value="128.571428571429">
                <text:p>128.571428571429</text:p>
              </table:table-cell>
              <table:table-cell office:value-type="float" office:value="272.718">
                <text:p>272.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6315789473684">
                <text:p>52.6315789473684</text:p>
              </table:table-cell>
              <table:table-cell office:value-type="float" office:value="66.708">
                <text:p>66.708</text:p>
              </table:table-cell>
              <table:table-cell office:value-type="float" office:value="135.135135135135">
                <text:p>135.135135135135</text:p>
              </table:table-cell>
              <table:table-cell office:value-type="float" office:value="321.768">
                <text:p>321.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.2352941176471">
                <text:p>88.2352941176471</text:p>
              </table:table-cell>
              <table:table-cell office:value-type="float" office:value="119.682">
                <text:p>119.682</text:p>
              </table:table-cell>
              <table:table-cell office:value-type="float" office:value="147.058823529412">
                <text:p>147.058823529412</text:p>
              </table:table-cell>
              <table:table-cell office:value-type="float" office:value="355.122">
                <text:p>355.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141.264">
                <text:p>141.264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461.07">
                <text:p>461.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.428571428571">
                <text:p>171.428571428571</text:p>
              </table:table-cell>
              <table:table-cell office:value-type="float" office:value="502.272">
                <text:p>502.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.555555555556">
                <text:p>180.555555555556</text:p>
              </table:table-cell>
              <table:table-cell office:value-type="float" office:value="535.626">
                <text:p>535.6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65cm" svg:y="0.316cm" chart:style-name="ch2">
          <text:p>Зависимость P (l)</text:p>
        </chart:title>
        <chart:plot-area chart:style-name="ch3" table:cell-range-address="Лист1.H34:Лист1.I38" svg:x="0.319cm" svg:y="1.335cm" svg:width="14.24cm" svg:height="7.481cm">
          <chartooo:coordinate-region svg:x="1.126cm" svg:y="1.534cm" svg:width="13.194cm" svg:height="6.635cm"/>
          <chart:axis chart:dimension="x" chart:name="primary-x" chart:style-name="ch4">
            <chart:title svg:x="14.719cm" svg:y="7.911cm" chart:style-name="ch5">
              <text:p>l, м</text:p>
            </chart:title>
            <chart:grid chart:style-name="ch6" chart:class="major"/>
          </chart:axis>
          <chart:axis chart:dimension="y" chart:name="primary-y" chart:style-name="ch4">
            <chart:title svg:x="0.47cm" svg:y="0.626cm" chart:style-name="ch5">
              <text:p>P, Па</text:p>
            </chart:title>
            <chart:grid chart:style-name="ch6" chart:class="major"/>
          </chart:axis>
          <chart:series chart:style-name="ch7" chart:values-cell-range-address="Лист1.I34:Лист1.I38" chart:class="chart:scatter">
            <chart:domain table:cell-range-address="Лист1.H34:Лист1.H38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H34:Лист1.H38</svg:desc>
                </draw:g>
              </table:table-cell>
              <table:table-cell office:value-type="float" office:value="0">
                <text:p>0</text:p>
                <draw:g>
                  <svg:desc>Лист1.I34:Лист1.I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">
                <text:p>0.4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1">
                <text:p>0.81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1">
                <text:p>1.31</text:p>
              </table:table-cell>
              <table:table-cell office:value-type="float" office:value="484">
                <text:p>4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display-label="true" chart:logarithmic="false" chart:interval-major="1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6" loext:regression-extrapolate-backward="8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865cm" svg:y="0cm" chart:style-name="ch2">
          <text:p>Зависимость F(ln r)</text:p>
        </chart:title>
        <chart:plot-area chart:style-name="ch3" table:cell-range-address="Лист1.H66:Лист1.I74" svg:x="0.4cm" svg:y="0.754cm" svg:width="15.066cm" svg:height="7.368cm">
          <chartooo:coordinate-region svg:x="0.692cm" svg:y="1.403cm" svg:width="14.047cm" svg:height="6.719cm"/>
          <chart:axis chart:dimension="x" chart:name="primary-x" chart:style-name="ch4">
            <chart:title svg:x="14.637cm" svg:y="8.355cm" chart:style-name="ch5">
              <text:p>ln r</text:p>
            </chart:title>
            <chart:grid chart:style-name="ch6" chart:class="major"/>
          </chart:axis>
          <chart:axis chart:dimension="x" chart:name="secondary-x" chart:style-name="ch7"/>
          <chart:axis chart:dimension="y" chart:name="primary-y" chart:style-name="ch4">
            <chart:title svg:x="0.157cm" svg:y="1.779cm" chart:style-name="ch5">
              <text:p>F</text:p>
            </chart:title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Лист1.I66:Лист1.I74" chart:class="chart:scatter">
            <chart:domain table:cell-range-address="Лист1.H66:Лист1.H74"/>
            <chart:regression-curve chart:style-name="ch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.25282931124239">
                <text:p>-6.25282931124239</text:p>
                <draw:g>
                  <svg:desc>Лист1.H66:Лист1.H74</svg:desc>
                </draw:g>
              </table:table-cell>
              <table:table-cell office:value-type="float" office:value="-26.5748368604422">
                <text:p>-26.5748368604422</text:p>
                <draw:g>
                  <svg:desc>Лист1.I66:Лист1.I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25282931124239">
                <text:p>-6.25282931124239</text:p>
              </table:table-cell>
              <table:table-cell office:value-type="float" office:value="-26.5399496014417">
                <text:p>-26.5399496014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.25282931124239">
                <text:p>-6.25282931124239</text:p>
              </table:table-cell>
              <table:table-cell office:value-type="float" office:value="-26.5049932870749">
                <text:p>-26.50499328707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.50229017087397">
                <text:p>-6.50229017087397</text:p>
              </table:table-cell>
              <table:table-cell office:value-type="float" office:value="-26.7566622624256">
                <text:p>-26.7566622624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.50229017087397">
                <text:p>-6.50229017087397</text:p>
              </table:table-cell>
              <table:table-cell office:value-type="float" office:value="-26.9231435547104">
                <text:p>-26.9231435547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.50229017087397">
                <text:p>-6.50229017087397</text:p>
              </table:table-cell>
              <table:table-cell office:value-type="float" office:value="-27.1248831973614">
                <text:p>-27.12488319736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.94267438293855">
                <text:p>-5.94267438293855</text:p>
              </table:table-cell>
              <table:table-cell office:value-type="float" office:value="-25.3483912002642">
                <text:p>-25.34839120026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.94267438293855">
                <text:p>-5.94267438293855</text:p>
              </table:table-cell>
              <table:table-cell office:value-type="float" office:value="-25.5509154643756">
                <text:p>-25.55091546437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.94267438293855">
                <text:p>-5.94267438293855</text:p>
              </table:table-cell>
              <table:table-cell office:value-type="float" office:value="-25.4336649573553">
                <text:p>-25.43366495735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